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Charter" svg:font-family="'Bitstream Char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center" style:justify-single-word="false"/>
      <style:text-properties fo:color="#000000" style:font-name="Bitstream Charter" officeooo:rsid="0018ab46" officeooo:paragraph-rsid="0018ab46"/>
    </style:style>
    <style:style style:name="P2" style:family="paragraph" style:parent-style-name="Standard">
      <style:paragraph-properties fo:line-height="150%"/>
      <style:text-properties fo:color="#000000" style:font-name="Bitstream Charter" officeooo:rsid="0018ab46" officeooo:paragraph-rsid="0018ab46"/>
    </style:style>
    <style:style style:name="P3" style:family="paragraph" style:parent-style-name="Standard">
      <style:paragraph-properties fo:line-height="150%"/>
      <style:text-properties fo:color="#000000" style:font-name="Bitstream Charter" officeooo:rsid="0018ab46" officeooo:paragraph-rsid="001aec87"/>
    </style:style>
    <style:style style:name="P4" style:family="paragraph" style:parent-style-name="Standard">
      <style:paragraph-properties fo:line-height="150%"/>
      <style:text-properties fo:color="#000000" style:font-name="Bitstream Charter" officeooo:rsid="0018ab46" officeooo:paragraph-rsid="0019df0f"/>
    </style:style>
    <style:style style:name="P5" style:family="paragraph" style:parent-style-name="Standard">
      <style:paragraph-properties fo:line-height="150%"/>
      <style:text-properties fo:color="#000000" style:font-name="Bitstream Charter" officeooo:rsid="0018ab46" officeooo:paragraph-rsid="001afbc4"/>
    </style:style>
    <style:style style:name="P6" style:family="paragraph" style:parent-style-name="Standard">
      <style:paragraph-properties fo:line-height="150%" fo:text-align="center" style:justify-single-word="false"/>
      <style:text-properties fo:color="#000000" style:font-name="Bitstream Charter" officeooo:rsid="001c21de" officeooo:paragraph-rsid="001c21de"/>
    </style:style>
    <style:style style:name="T1" style:family="text">
      <style:text-properties officeooo:rsid="0019df0f"/>
    </style:style>
    <style:style style:name="T2" style:family="text">
      <style:text-properties officeooo:rsid="001aec87"/>
    </style:style>
    <style:style style:name="T3" style:family="text">
      <style:text-properties officeooo:rsid="001afbc4"/>
    </style:style>
    <style:style style:name="T4" style:family="text">
      <style:text-properties officeooo:rsid="001c21de"/>
    </style:style>
    <style:style style:name="T5" style:family="text">
      <style:text-properties officeooo:rsid="001dc7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lestone 2 <text:span text:style-name="T5">- Requirements</text:span></text:p>
      <text:p text:style-name="P6">Team ViPe </text:p>
      <text:p text:style-name="P2"/>
      <text:p text:style-name="P2">Name: <text:span text:style-name="T1">Home Page</text:span></text:p>
      <text:p text:style-name="P2">Description: <text:span text:style-name="T1">The home page of the website should be clear and concise but gives of a good impression to the customer. It should be aesthetically pleasing and easy to navigate. </text:span></text:p>
      <text:p text:style-name="P2">Actors: <text:span text:style-name="T1">The customers will be the main actors for this task, since they will be the most affected by the layout and presentation of the home page. </text:span></text:p>
      <text:p text:style-name="P2">Preconditions: <text:span text:style-name="T2">The customer must have the correct url and working Internet. </text:span></text:p>
      <text:p text:style-name="P2">Basic Flow: <text:span text:style-name="T1">The customer types in they land lands on the homepage. They feel as though it is professional and continue to navigate through to the other features on the site. </text:span></text:p>
      <text:p text:style-name="P2">Alternate Flows: <text:span text:style-name="T1">There are not really any alternate flows, unless the customer’s Internet is down and cannot connect to the website. </text:span></text:p>
      <text:p text:style-name="P2">Exception Flows: <text:span text:style-name="T1">Same condition as above. </text:span></text:p>
      <text:p text:style-name="P2">Post Conditions: </text:p>
      <text:p text:style-name="P2"/>
      <text:p text:style-name="P3">Name: <text:span text:style-name="T2">Order Requests </text:span></text:p>
      <text:p text:style-name="P3">Description: <text:span text:style-name="T2">Customers will be able to request projects directly on the website. </text:span></text:p>
      <text:p text:style-name="P3">Actors: <text:span text:style-name="T2">Customers will be requesting the orders but it will also involve the owner of the company to review and confirm the requests. </text:span></text:p>
      <text:p text:style-name="P3">Preconditions: <text:span text:style-name="T2">There must be a page on the website with a form that allows for customer input regarding order requests. Form will also require the customer to give an email address so that the owner can contact them directly. </text:span></text:p>
      <text:p text:style-name="P3">Basic Flow: <text:span text:style-name="T2">A customer wants work done, they select from a list of projects and select the one that is most suitable for their needs. They give extra information about what they need done so that the owner has as much information as possible before giving an estimate. The owner then receives the request and relays back an estimate. </text:span></text:p>
      <text:p text:style-name="P3">Alternate Flows: <text:span text:style-name="T2">The customer does not give enough information and the owner cannot give an accurate estimate. The customer will receive an automated </text:span><text:soft-page-break/><text:span text:style-name="T2">message explaining to them that they were not descriptive enough. This will be determined by the owner of the company after his review of the request. It is also possible that their session times out and they are asked to resubmit the form. </text:span></text:p>
      <text:p text:style-name="P3">Exception Flows: <text:span text:style-name="T2">The user does not give an email address. In this case there will be an error message given, as giving an email address is required to submit the form. </text:span></text:p>
      <text:p text:style-name="P3">Post Conditions: </text:p>
      <text:p text:style-name="P2"/>
      <text:p text:style-name="P4">Name: <text:span text:style-name="T1">Invoices </text:span></text:p>
      <text:p text:style-name="P4">Description: <text:span text:style-name="T2">All the information about orders placed on the website will be organized by customer in an invoice format. </text:span></text:p>
      <text:p text:style-name="P4">Actors: <text:span text:style-name="T4">The owner will have to approve of orders placed through the website. The form to submit the order request will include almost all of the necessary elements for the invoice such as first and last name, project type, etc. </text:span></text:p>
      <text:p text:style-name="P4">Preconditions: <text:span text:style-name="T4">All of the information from the order request must be saved into a database, and each customer will receive a randomly generated customer ID and each order will receive a randomly generated order ID. The customers will also be required to submit an email address. </text:span></text:p>
      <text:p text:style-name="P4">Basic Flow: <text:span text:style-name="T4">The owner receives the submitted form, approves the request and then sets up an appointment by emailing the customer. After the work is agree upon, the owner adds the cost and date of the project to the information the customer submitted in the request form. It is then neatly put into an invoice that can be sent to the customer. </text:span></text:p>
      <text:p text:style-name="P4">Alternate Flows: </text:p>
      <text:p text:style-name="P4">Exception Flows:</text:p>
      <text:p text:style-name="P4">Post Conditions: </text:p>
      <text:p text:style-name="P4"><text:s/></text:p>
      <text:p text:style-name="P4">Name: <text:span text:style-name="T1">Photo Upload</text:span></text:p>
      <text:p text:style-name="P4">Description: <text:span text:style-name="T2">Customers will be able to upload photos onto the website on both the order request page and the reviews page. </text:span></text:p>
      <text:p text:style-name="P4">Actors: <text:span text:style-name="T2">The customers will be allowed to upload photos they have taken of work they need done, or work that has already been completed. </text:span></text:p>
      <text:p text:style-name="P4"><text:soft-page-break/>Preconditions: <text:span text:style-name="T3">Photos must be within the quality and size constraints of the upload window. </text:span></text:p>
      <text:p text:style-name="P4">Basic Flow: <text:span text:style-name="T3">When customers send in an order request they can upload a photo along with the description of the work they need done. On a similar page customers can upload a picture of finished work along with a review. </text:span></text:p>
      <text:p text:style-name="P4">Alternate Flows: <text:span text:style-name="T3">The customer’s session times out and they are prompted to resubmit the form. </text:span></text:p>
      <text:p text:style-name="P4">Exception Flows: <text:span text:style-name="T3">The customer tries to upload a photo that is too large or too low resolution and is prompted to upload a different photo. </text:span></text:p>
      <text:p text:style-name="P4">Post Conditions: </text:p>
      <text:p text:style-name="P4"/>
      <text:p text:style-name="P4">Name: <text:span text:style-name="T1">Contact </text:span></text:p>
      <text:p text:style-name="P4">Description: <text:span text:style-name="T3">There will be a page where a customer can directly contact the owner with questions. </text:span></text:p>
      <text:p text:style-name="P4">Actors: <text:span text:style-name="T3">The customers will be putting input into the form and then that input will be relayed to the owner. </text:span></text:p>
      <text:p text:style-name="P4">Preconditions: <text:span text:style-name="T3">The customer must submit their email address to the form so that the owner has a way to contact them back. There also must be a direct line from the customer’s input to the owner’s email. </text:span></text:p>
      <text:p text:style-name="P4">Basic Flow: <text:span text:style-name="T3">A customer has a question so they go to the contact page, type into a form, submit their email, and then the owner receives the message. </text:span></text:p>
      <text:p text:style-name="P4">Alternate Flows: </text:p>
      <text:p text:style-name="P5">Exception Flows: <text:span text:style-name="T3">The customer tries to submit an invalid email address and the form is not submitted. </text:span></text:p>
      <text:p text:style-name="P4">Post Conditions: </text:p>
      <text:p text:style-name="P4"/>
      <text:p text:style-name="P4">Name: <text:span text:style-name="T1">Reviews </text:span></text:p>
      <text:p text:style-name="P4">Description: <text:span text:style-name="T3">Customers will be able to upload reviews after they have work completed. </text:span></text:p>
      <text:p text:style-name="P4">Actors: <text:span text:style-name="T3">The customers will be able to give the owner feedback. </text:span></text:p>
      <text:p text:style-name="P4">Preconditions: <text:span text:style-name="T3">Customers will receive a customer ID from their invoice which they will need in order to submit a review to verify they are in fact a real customer. </text:span></text:p>
      <text:p text:style-name="P4"><text:soft-page-break/>Basic Flow: <text:span text:style-name="T3">The customer enters their customer ID, a display name of their choosing, and a review with both a 1-5 star rating and a text description. The owner receives these reviews and can choose which ones are visible on the home screen. </text:span></text:p>
      <text:p text:style-name="P4">Alternate Flows: <text:span text:style-name="T3">The customer only submits a star rating to the form, giving the owner little feedback. </text:span></text:p>
      <text:p text:style-name="P4">Exception Flows: <text:span text:style-name="T3">The session could time out </text:span></text:p>
      <text:p text:style-name="P4">Post Condi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itstream Charter" svg:font-family="'Bitstream Char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8T20:58:12.150382311</meta:creation-date>
    <dc:date>2017-10-19T20:59:32.428766387</dc:date>
    <meta:editing-duration>PT2M36S</meta:editing-duration>
    <meta:editing-cycles>2</meta:editing-cycles>
    <meta:generator>LibreOffice/5.3.1.2$Linux_X86_64 LibreOffice_project/30m0$Build-2</meta:generator>
    <meta:document-statistic meta:table-count="0" meta:image-count="0" meta:object-count="0" meta:page-count="4" meta:paragraph-count="51" meta:word-count="939" meta:character-count="5502" meta:non-whitespace-character-count="4566"/>
  </office:meta>
</office:document-meta>
</file>